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OrgBulletedList"/>
    <style:style style:name="P3" style:family="paragraph" style:parent-style-name="Text_20_body" style:list-style-name="OrgNumberedList"/>
    <style:style style:name="Sect1" style:family="section">
      <style:section-properties fo:background-color="#c0c0c0"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p text:style-name="OrgTitle"><text:title>Tajneed Guidelines</text:title></text:p>
      <text:p text:style-name="OrgTitle"/>
      <text:p text:style-name="OrgSubtitle"><text:initial-creator>MKA Tajneed Department</text:initial-creator></text:p>
      <text:p text:style-name="OrgSubtitle"/>
      <text:table-of-content text:style-name="Sect1"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of Contents1_Head">
            <text:p text:style-name="Contents_20_Heading">Table of Contents</text:p>
          </text:index-title>
          <text:p text:style-name="Contents_20_1"><text:a xlink:type="simple" xlink:href="#org5325e7a" text:style-name="Internet_20_link" text:visited-style-name="Visited_20_Internet_20_Link">1. Introduction</text:a></text:p>
          <text:p text:style-name="Contents_20_1"><text:a xlink:type="simple" xlink:href="#org2008cf7" text:style-name="Internet_20_link" text:visited-style-name="Visited_20_Internet_20_Link">2. Tajneed Update Process</text:a></text:p>
          <text:p text:style-name="Contents_20_2"><text:a xlink:type="simple" xlink:href="#org8e8bba5" text:style-name="Internet_20_link" text:visited-style-name="Visited_20_Internet_20_Link">2.1. Individual</text:a></text:p>
          <text:p text:style-name="Contents_20_3"><text:a xlink:type="simple" xlink:href="#org2a25ec5" text:style-name="Internet_20_link" text:visited-style-name="Visited_20_Internet_20_Link">2.1.1. New/Change Membership Information</text:a></text:p>
          <text:p text:style-name="Contents_20_3"><text:a xlink:type="simple" xlink:href="#org8e68ce6" text:style-name="Internet_20_link" text:visited-style-name="Visited_20_Internet_20_Link">2.1.2. Change of Address</text:a></text:p>
          <text:p text:style-name="Contents_20_3"><text:a xlink:type="simple" xlink:href="#org094e391" text:style-name="Internet_20_link" text:visited-style-name="Visited_20_Internet_20_Link">2.1.3. Newborn Information</text:a></text:p>
          <text:p text:style-name="Contents_20_3"><text:a xlink:type="simple" xlink:href="#org8534299" text:style-name="Internet_20_link" text:visited-style-name="Visited_20_Internet_20_Link">2.1.4. New Convert</text:a></text:p>
          <text:p text:style-name="Contents_20_3"><text:a xlink:type="simple" xlink:href="#org4dfc249" text:style-name="Internet_20_link" text:visited-style-name="Visited_20_Internet_20_Link">2.1.5. Jamaat ID Card</text:a></text:p>
          <text:p text:style-name="Contents_20_2"><text:a xlink:type="simple" xlink:href="#org6364054" text:style-name="Internet_20_link" text:visited-style-name="Visited_20_Internet_20_Link">2.2. Local Regional and National Secretaries</text:a></text:p>
          <text:p text:style-name="Contents_20_1"><text:a xlink:type="simple" xlink:href="#org237e735" text:style-name="Internet_20_link" text:visited-style-name="Visited_20_Internet_20_Link">3. Tajneed Issues</text:a></text:p>
          <text:p text:style-name="Contents_20_2"><text:a xlink:type="simple" xlink:href="#orgfd49129" text:style-name="Internet_20_link" text:visited-style-name="Visited_20_Internet_20_Link">3.1. An individual has lost contact with Jamaat</text:a></text:p>
          <text:p text:style-name="Contents_20_2"><text:a xlink:type="simple" xlink:href="#org0285c1f" text:style-name="Internet_20_link" text:visited-style-name="Visited_20_Internet_20_Link">3.2. An individual has moved Auxilaries</text:a></text:p>
          <text:p text:style-name="Contents_20_1"><text:a xlink:type="simple" xlink:href="#org3ae4216" text:style-name="Internet_20_link" text:visited-style-name="Visited_20_Internet_20_Link">4. Resources</text:a></text:p>
          <text:p text:style-name="Contents_20_2"><text:a xlink:type="simple" xlink:href="#org8660961" text:style-name="Internet_20_link" text:visited-style-name="Visited_20_Internet_20_Link">4.1. Regional Nazimeen Contact</text:a></text:p>
          <text:p text:style-name="Contents_20_2"><text:a xlink:type="simple" xlink:href="#org495f04c" text:style-name="Internet_20_link" text:visited-style-name="Visited_20_Internet_20_Link">4.2. National Muhtamim Contact</text:a></text:p>
          <text:p text:style-name="Contents_20_1"><text:a xlink:type="simple" xlink:href="#orgaded156" text:style-name="Internet_20_link" text:visited-style-name="Visited_20_Internet_20_Link">5. References</text:a></text:p>
        </text:index-body>
      </text:table-of-content>
      <text:h text:style-name="Heading_20_1" text:outline-level="1"><text:bookmark-start text:name="OrgXref.org5325e7a"/><text:bookmark text:name="org5325e7a"/>Introduction <text:bookmark-end text:name="OrgXref.org5325e7a"/></text:h>
      <text:p text:style-name="Text_20_body">The MKA Tajneed Department is responsible for maintaining accurate and updated information of Khaddam, regardless of the level of participation in Jamaat or Khuddam Programs. Both active and inactive members are included in official Tajneed. </text:p>
      <text:p text:style-name="Text_20_body">The MKA Tajneed is now a part of the National Tajneed. This means that there is only one place where member information is stored. Individuals that can make updates to this database are limited. This document serves as a guideline to the different branches on proper procedures. </text:p>
      <text:p text:style-name="Text_20_body">Tajneed Information is used in the following ways: </text:p>
      <text:list xml:id="list5573576701028503914" text:style-name="OrgBulletedList">
        <text:list-item>
          <text:p text:style-name="P2">To share information about Huzoor's instructions, events, campaigns etc. </text:p>
        </text:list-item>
        <text:list-item>
          <text:p text:style-name="P2">To plan and register for local and national events like Jalsa. </text:p>
        </text:list-item>
        <text:list-item>
          <text:p text:style-name="P2">To create accurate finance budgets which help plan for various projects. </text:p>
        </text:list-item>
        <text:list-item>
          <text:p text:style-name="P2">To pay chanda and get it recorded properly. </text:p>
        </text:list-item>
      </text:list>
      <text:h text:style-name="Heading_20_1" text:outline-level="1"><text:bookmark-start text:name="OrgXref.org2008cf7"/><text:bookmark text:name="org2008cf7"/>Tajneed Update Process <text:bookmark-end text:name="OrgXref.org2008cf7"/></text:h>
      <text:h text:style-name="Heading_20_2" text:outline-level="2"><text:bookmark-start text:name="OrgXref.org8e8bba5"/><text:bookmark text:name="org8e8bba5"/>Individual <text:bookmark-end text:name="OrgXref.org8e8bba5"/></text:h>
      <text:p text:style-name="Text_20_body">The individual Tajneed update process is straightforward. All forms can be found at [2] in the references section. The forms are divided into the following categories: </text:p>
      <text:h text:style-name="Heading_20_3" text:outline-level="3"><text:bookmark-start text:name="OrgXref.org2a25ec5"/><text:bookmark text:name="org2a25ec5"/><text:soft-page-break/>New/Change Membership Information <text:bookmark-end text:name="OrgXref.org2a25ec5"/></text:h>
      <text:p text:style-name="Text_20_body">If you are new to the USA, you should use form T1 to be assigned a Member ID Code. This code is unique to each individual. </text:p>
      <text:h text:style-name="Heading_20_3" text:outline-level="3"><text:bookmark-start text:name="OrgXref.org8e68ce6"/><text:bookmark text:name="org8e68ce6"/>Change of Address <text:bookmark-end text:name="OrgXref.org8e68ce6"/></text:h>
      <text:p text:style-name="Text_20_body">If your or your family are moving locally within the same Majlis. You must update your new address with local secretary as well as online. You should submit Tajneed Form T2. </text:p>
      <text:h text:style-name="Heading_20_3" text:outline-level="3"><text:bookmark-start text:name="OrgXref.org094e391"/><text:bookmark text:name="org094e391"/>Newborn Information <text:bookmark-end text:name="OrgXref.org094e391"/></text:h>
      <text:p text:style-name="Text_20_body">If you recently had a child, you should submit form T3 to get a new Member Code for him/her. </text:p>
      <text:h text:style-name="Heading_20_3" text:outline-level="3"><text:bookmark-start text:name="OrgXref.org8534299"/><text:bookmark text:name="org8534299"/>New Convert <text:bookmark-end text:name="OrgXref.org8534299"/></text:h>
      <text:p text:style-name="Text_20_body">If someone is converting from a different faith, they must complete a T4 Bait form. </text:p>
      <text:h text:style-name="Heading_20_3" text:outline-level="3"><text:bookmark-start text:name="OrgXref.org4dfc249"/><text:bookmark text:name="org4dfc249"/>Jamaat ID Card <text:bookmark-end text:name="OrgXref.org4dfc249"/></text:h>
      <text:p text:style-name="Text_20_body">To order Jamaat ID Cards, please complete the T7 form. </text:p>
      <text:h text:style-name="Heading_20_2" text:outline-level="2"><text:bookmark-start text:name="OrgXref.org6364054"/><text:bookmark text:name="org6364054"/>Local Regional and National Secretaries <text:bookmark-end text:name="OrgXref.org6364054"/></text:h>
      <text:p text:style-name="Text_20_body">If you are updating Tajneed information on someone's behalf, please contact tajneed@ahmadiyya.us. </text:p>
      <text:h text:style-name="Heading_20_1" text:outline-level="1"><text:bookmark-start text:name="OrgXref.org237e735"/><text:bookmark text:name="org237e735"/>Tajneed Issues <text:bookmark-end text:name="OrgXref.org237e735"/></text:h>
      <text:h text:style-name="Heading_20_2" text:outline-level="2"><text:bookmark-start text:name="OrgXref.orgfd49129"/><text:bookmark text:name="orgfd49129"/>An individual has lost contact with Jamaat <text:bookmark-end text:name="OrgXref.orgfd49129"/></text:h>
      <text:p text:style-name="Text_20_body">Removing an individual from Tajneed has serious implications. Proper actions must be taken to ensure a mistake is not made. There are certain guidelines to what is considered and inactive member: </text:p>
      <text:list xml:id="list1301443773090142899" text:style-name="OrgNumberedList">
        <text:list-item>
          <text:p text:style-name="P3"><text:span text:style-name="Bold">ATTENDANCE</text:span> Requirements </text:p>
        </text:list-item>
        <text:list-item>
          <text:p text:style-name="P3"><text:span text:style-name="Bold">CHANDA</text:span> Requirements </text:p>
        </text:list-item>
        <text:list-item>
          <text:p text:style-name="P3"><text:span text:style-name="Bold">OTHER</text:span> Requirements </text:p>
        </text:list-item>
      </text:list>
      <text:p text:style-name="Text_20_body">These are delicate steps and should be taken with great care. Before removing an individual from the Tajneed ensure the following <text:span text:style-name="Bold">PLEASE REVIEW</text:span>: </text:p>
      <text:list xml:id="list1435279844" text:style-name="OrgNumberedList">
        <text:list-item>
          <text:p text:style-name="P3">Contact has been made with the individual, and problems or concerns are highlighted. This should ideally be done with Qaid Sahib as well as parties involved. </text:p>
        </text:list-item>
        <text:list-item>
          <text:p text:style-name="P3">Contact has been made to highlight to the individual the implications of this decision. </text:p>
        </text:list-item>
        <text:list-item>
          <text:p text:style-name="P3">Reaching out to national level to proceed. </text:p>
        </text:list-item>
        <text:list-item>
          <text:p text:style-name="P3">Permission sought from Hazur. </text:p>
        </text:list-item>
      </text:list>
      <text:p text:style-name="Text_20_body">Relating to Khadims less active then other, Huzoor has said [1]: </text:p>
      <text:list xml:id="list1257240018" text:style-name="OrgNumberedList">
        <text:list-item>
          <text:p text:style-name="P3">Active Khuddam must make sure they set high standards and are regular in coming to the <text:soft-page-break/>Mosque. You can not preach to another person unless you yourself are observing what you require from them. </text:p>
        </text:list-item>
        <text:list-item>
          <text:p text:style-name="P3">There is no benefit to being harsh or strict - rather people should be treated with love and compassion. They should be persuaded rather than forced into realizing the benefits of staying close to the Jamaat. </text:p>
        </text:list-item>
        <text:list-item>
          <text:p text:style-name="P3">It is imperative that Ahmadis pray for their fellow brothers. </text:p>
        </text:list-item>
      </text:list>
      <text:h text:style-name="Heading_20_2" text:outline-level="2"><text:bookmark-start text:name="OrgXref.org0285c1f"/><text:bookmark text:name="org0285c1f"/>An individual has moved Auxilaries <text:bookmark-end text:name="OrgXref.org0285c1f"/></text:h>
      <text:p text:style-name="Text_20_body">If someone has moved from Tifl to Khadim, or Khadim to Ansar, the local secretary must ensure that change is made. </text:p>
      <text:h text:style-name="Heading_20_1" text:outline-level="1"><text:bookmark-start text:name="OrgXref.org3ae4216"/><text:bookmark text:name="org3ae4216"/>Resources <text:bookmark-end text:name="OrgXref.org3ae4216"/></text:h>
      <text:h text:style-name="Heading_20_2" text:outline-level="2"><text:bookmark-start text:name="OrgXref.org8660961"/><text:bookmark text:name="org8660961"/>Regional Nazimeen Contact <text:bookmark-end text:name="OrgXref.org8660961"/></text:h>
      <text:h text:style-name="Heading_20_2" text:outline-level="2"><text:bookmark-start text:name="OrgXref.org495f04c"/><text:bookmark text:name="org495f04c"/>National Muhtamim Contact <text:bookmark-end text:name="OrgXref.org495f04c"/></text:h>
      <text:h text:style-name="Heading_20_1" text:outline-level="1"><text:bookmark-start text:name="OrgXref.orgaded156"/><text:bookmark text:name="orgaded156"/>References <text:bookmark-end text:name="OrgXref.orgaded156"/></text:h>
      <text:p text:style-name="Text_20_body">[1] Abid Khan Singapoe Diary 2013: <text:a xlink:type="simple" xlink:href="https://www.alislam.org/library/updates/singapore-tour-september-2013-a-personal-account/" text:style-name="Internet_20_link" text:visited-style-name="Visited_20_Internet_20_Link">https://www.alislam.org/library/updates/singapore-tour-september-2013-a-personal-account/</text:a> </text:p>
      <text:p text:style-name="Text_20_body">[2] Ahmadiyya Tajneed Information: <text:a xlink:type="simple" xlink:href="https://www.ahmadiyya.us/tajneed-membership" text:style-name="Internet_20_link" text:visited-style-name="Visited_20_Internet_20_Link">https://www.ahmadiyya.us/tajneed-membershi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ab-stops>
          <style:tab-stop style:position="6.6929in"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style>
    <style:style style:name="OrgSubtitle" style:family="paragraph" style:parent-style-name="Subtitle">
      <style:paragraph-properties fo:margin-top="0in" fo:margin-bottom="0in"/>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OrgFootnoteQuotations" style:family="paragraph" style:parent-style-name="Footnote"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in" fo:border="none" style:shadow="none">
        <style:background-image/>
      </style:paragraph-properties>
    </style:style>
    <style:style style:name="OrgClock" style:family="paragraph" style:parent-style-name="Text_20_body">
      <style:paragraph-properties fo:margin-top="0in" fo:margin-bottom="0in"/>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93in" fo:border="0.0008in solid #000000" style:shadow="none">
        <style:background-image/>
      </style:paragraph-properties>
    </style:style>
    <style:style style:name="OrgFixedWidthBlockLastLine" style:family="paragraph" style:parent-style-name="OrgFixedWidthBlock">
      <style:paragraph-properties fo:margin-top="0in" fo:margin-bottom="0.0827in"/>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page-number="auto" fo:padding="0in" fo:border-left="none" fo:border-right="none" fo:border-top="none" fo:border-bottom="0.0008in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0035in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style:font-name="StarSymbol"/>
      </text:list-level-style-bullet>
      <text:list-level-style-bullet text:level="2" text:style-name="Bullet_5f_20_5f_Symbols" style:num-suffix="." text:bullet-char="•">
        <style:list-level-properties text:space-before="0.5in" text:min-label-width="0.25in"/>
        <style:text-properties style:font-name="StarSymbol"/>
      </text:list-level-style-bullet>
      <text:list-level-style-bullet text:level="3" text:style-name="Bullet_5f_20_5f_Symbols" style:num-suffix="." text:bullet-char="•">
        <style:list-level-properties text:space-before="0.75in" text:min-label-width="0.25in"/>
        <style:text-properties style:font-name="StarSymbol"/>
      </text:list-level-style-bullet>
      <text:list-level-style-bullet text:level="4" text:style-name="Bullet_5f_20_5f_Symbols" style:num-suffix="." text:bullet-char="•">
        <style:list-level-properties text:space-before="1in" text:min-label-width="0.25in"/>
        <style:text-properties style:font-name="StarSymbol"/>
      </text:list-level-style-bullet>
      <text:list-level-style-bullet text:level="5" text:style-name="Bullet_5f_20_5f_Symbols" style:num-suffix="." text:bullet-char="•">
        <style:list-level-properties text:space-before="1.25in" text:min-label-width="0.25in"/>
        <style:text-properties style:font-name="StarSymbol"/>
      </text:list-level-style-bullet>
      <text:list-level-style-bullet text:level="6" text:style-name="Bullet_5f_20_5f_Symbols" style:num-suffix="." text:bullet-char="•">
        <style:list-level-properties text:space-before="1.5in" text:min-label-width="0.25in"/>
        <style:text-properties style:font-name="StarSymbol"/>
      </text:list-level-style-bullet>
      <text:list-level-style-bullet text:level="7" text:style-name="Bullet_5f_20_5f_Symbols" style:num-suffix="." text:bullet-char="•">
        <style:list-level-properties text:space-before="1.75in" text:min-label-width="0.25in"/>
        <style:text-properties style:font-name="StarSymbol"/>
      </text:list-level-style-bullet>
      <text:list-level-style-bullet text:level="8" text:style-name="Bullet_5f_20_5f_Symbols" style:num-suffix="." text:bullet-char="•">
        <style:list-level-properties text:space-before="2in" text:min-label-width="0.25in"/>
        <style:text-properties style:font-name="StarSymbol"/>
      </text:list-level-style-bullet>
      <text:list-level-style-bullet text:level="9" text:style-name="Bullet_5f_20_5f_Symbols" style:num-suffix="." text:bullet-char="•">
        <style:list-level-properties text:space-before="2.25in" text:min-label-width="0.25in"/>
        <style:text-properties style:font-name="StarSymbol"/>
      </text:list-level-style-bullet>
      <text:list-level-style-bullet text:level="10" text:style-name="Bullet_5f_20_5f_Symbols" style:num-suffix="." text:bullet-char="•">
        <style:list-level-properties text:space-before="2.5in" text:min-label-width="0.25in"/>
        <style:text-properties style:font-name="Star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3</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1">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MKA Tajneed Department</dc:creator>
    <meta:initial-creator>MKA Tajneed Department</meta:initial-creator>
    <dc:date>2018-02-20T21:02:05</dc:date>
    <meta:creation-date>2018-02-20T21:02:05</meta:creation-date>
    <meta:generator>OpenOffice/4.1.5$Unix OpenOffice.org_project/415m1$Build-9789</meta:generator>
    <meta:keyword/>
    <dc:subject/>
    <dc:title>Tajneed Guidelines</dc:title>
    <meta:document-statistic meta:table-count="0" meta:image-count="0" meta:object-count="0" meta:page-count="3" meta:paragraph-count="69" meta:word-count="648" meta:character-count="4125"/>
  </office:meta>
</office:document-meta>
</file>